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asian="PMingLiU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asian="PMingLiU" style:font-name-complex="Times New Roman" fo:color="#4472C4" fo:font-size="36pt" style:font-size-asian="36pt" style:font-size-complex="36pt"/>
    </style:style>
    <style:style style:name="T8" style:parent-style-name="Fuentedepárrafopredeter." style:family="text">
      <style:text-properties style:font-name="Calibri Light" style:font-name-asian="PMingLiU" style:font-name-complex="Times New Roman" fo:color="#44546A" fo:font-size="16pt" style:font-size-asian="16pt" style:font-size-complex="16pt"/>
    </style:style>
    <style:style style:name="T9" style:parent-style-name="Fuentedepárrafopredeter." style:family="text">
      <style:text-properties style:font-name="Calibri Light" style:font-name-asian="PMingLiU" style:font-name-complex="Times New Roman" fo:color="#44546A" fo:font-size="16pt" style:font-size-asian="16pt" style:font-size-complex="16pt"/>
    </style:style>
    <style:style style:name="P10" style:parent-style-name="Normal" style:family="paragraph">
      <style:paragraph-properties fo:break-before="page"/>
    </style:style>
    <style:style style:name="P11" style:parent-style-name="Párrafodelista" style:list-style-name="LFO1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1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3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3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á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694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3.67361in" style:rel-width="scale" style:rel-height="scale"><draw:text-box><text:p text:style-name="P5"><text:span text:style-name="T6">Tema 1:<text:s/></text:span><text:span text:style-name="T7">Identificación de Sistemas de Gestión <text:s/>ERP-CRM</text:span></text:p><text:p text:style-name="Normal"><text:span text:style-name="T8">Actividad 1</text:span><text:span text:style-name="T9">: Conceptos claros</text:span></text:p></draw:text-box><svg:title/><svg:desc/></draw:frame></text:p>
      <text:p text:style-name="P10"/>
      <text:soft-page-break/>
      <text:list text:style-name="LFO1" text:continue-numbering="true">
        <text:list-item>
          <text:p text:style-name="P11">Definición de ERP, CRM, BI, HCM, SCM y BPM (Esto incluye<text:s/>averiguar que términos se<text:s/>esconden tras las siglas y describirlos de manera sintética).</text:p>
        </text:list-item>
      </text:list>
      <text:p text:style-name="P12"/>
      <text:p text:style-name="Párrafodelista"><text:span text:style-name="T13">ERP:</text:span><text:span text:style-name="T14"><text:s/></text:span><text:span text:style-name="T15">E</text:span><text:span text:style-name="T16">s un software de gestión empresarial que permite planificar y controlar los procesos y recursos de negocio de una empresa. Se trata de conseguir que todos los datos de la compañía estén integrados y conectados.</text:span></text:p>
      <text:p text:style-name="P17"/>
      <text:p text:style-name="Párrafodelista"><text:span text:style-name="T18">CRM:</text:span><text:span text:style-name="T19"><text:s/></text:span><text:span text:style-name="T20">E</text:span><text:span text:style-name="T21">s un término de la industria de la información que se aplica a metodologías, software y, en general, a las capacidades de Internet que ayudan a una empresa a gestionar las relaciones con sus clientes de una manera organizada.</text:span></text:p>
      <text:p text:style-name="P22"/>
      <text:p text:style-name="Párrafodelista"><text:span text:style-name="T23">BI</text:span><text:span text:style-name="T24">:<text:s/></text:span><text:span text:style-name="T25">Es</text:span><text:span text:style-name="T26"><text:s/>el conjunto de metodologías, aplicaciones y tecnologías que permiten reunir, depurar y transformar datos de los sistemas transaccionales e información desestructurada en información estructurada, para su explotación directa</text:span><text:span text:style-name="T27"><text:s/></text:span><text:span text:style-name="T28">o para su análisis y conversión en conocimiento, dando así soporte a la toma de decisiones sobre el negocio.</text:span></text:p>
      <text:p text:style-name="P29"/>
      <text:p text:style-name="Párrafodelista"><text:span text:style-name="T30">HCM</text:span><text:span text:style-name="T31">:<text:s/></text:span><text:span text:style-name="T32">S</text:span><text:span text:style-name="T33">e encarga de la gestión de talentos, de controlar la productividad de los empleados y de las habituales tareas de contratación, despido, etc. Una de las<text:s/></text:span><text:span text:style-name="T34">funciones</text:span><text:span text:style-name="T35"><text:s/>principales del HCM es la de automatizar en todo lo posible los procesos relacionados con el personal, para que el departamento de recursos humanos tenga la mayor eficiencia posible.</text:span></text:p>
      <text:p text:style-name="P36"/>
      <text:p text:style-name="Párrafodelista"><text:span text:style-name="T37">SCM</text:span><text:span text:style-name="T38">:<text:s/></text:span><text:span text:style-name="T39">A</text:span><text:span text:style-name="T40">yudan a gestionar toda la serie de proveedores, suministradores o fabricantes que intervienen en la creación de un producto o servicio determinado. Esto incluye el almacenamiento de materiales o productos intermedios. SCM nos puede ayudar en eliminar cuellos de botella en el suministro o fabricación o a la hora de localizar problemas potenciales y buscar alternativas (como nuevos suministradores).</text:span></text:p>
      <text:p text:style-name="P41"/>
      <text:p text:style-name="Párrafodelista"><text:span text:style-name="T42">BPM:</text:span><text:span text:style-name="T43"><text:s/>M</text:span><text:span text:style-name="T44">etodología empresarial cuyo objetivo es mejorar la eficiencia a través de la gestión sistemática de los procesos de negocio, que se deben modelar, automatizar, y optimizar de forma continu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PMingLiU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a 1: Identificación de Sistemas de Gestión  ERP-CRM</dc:title>
    <dc:description/>
    <dc:subject>Actividad 1</dc:subject>
    <meta:initial-creator>Joan Banyuls Sánchez</meta:initial-creator>
    <dc:creator>jobanyuls@gmail.com</dc:creator>
    <meta:creation-date>2019-10-02T08:51:00Z</meta:creation-date>
    <dc:date>2019-10-02T10:22:00Z</dc:date>
    <meta:template xlink:href="Normal" xlink:type="simple"/>
    <meta:editing-cycles>1</meta:editing-cycles>
    <meta:editing-duration>PT0S</meta:editing-duration>
    <meta:document-statistic meta:page-count="2" meta:paragraph-count="3" meta:word-count="293" meta:character-count="1904" meta:row-count="13" meta:non-whitespace-character-count="1614"/>
  </office:meta>
</office:document-meta>
</file>